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db94d" draw:fill-color="#fdb94d" draw:textarea-horizontal-align="justify" draw:textarea-vertical-align="middle" draw:auto-grow-height="false" fo:min-height="0cm" fo:min-width="7.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-color="#fdb94d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0.2cm" svg:x="1cm" svg:y="1.2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1cm" svg:height="0.1cm" svg:x="3.794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4.048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4.302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3.54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3.286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3.032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4.556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4.81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5.061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5.318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5.572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2.778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2.524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2.27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2.016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.762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.508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.254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1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5.826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6.08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6.334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6.588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6.842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7.096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7.35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7.604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7.858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8.112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8.366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8.62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cm" svg:height="0.1cm" svg:x="8.874cm" svg:y="1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10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Schanz</meta:initial-creator>
    <meta:creation-date>2018-05-11T00:39:53.803540939</meta:creation-date>
    <dc:date>2018-07-13T02:07:57.218053286</dc:date>
    <dc:creator>Dirk Schanz</dc:creator>
    <meta:editing-duration>PT1H2M31S</meta:editing-duration>
    <meta:editing-cycles>11</meta:editing-cycles>
    <meta:generator>LibreOffice/6.0.7.3$Linux_X86_64 LibreOffice_project/00m0$Build-3</meta:generator>
    <meta:document-statistic meta:object-count="33"/>
  </office:meta>
</office:document-meta>
</file>